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0.74pt solid #f1f1f1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Black African</text:p>
          </table:table-cell>
          <table:table-cell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6.813396" calcext:value-type="float">
            <text:p>16.813396</text:p>
          </table:table-cell>
          <table:table-cell office:value-type="float" office:value="39.375268" calcext:value-type="float">
            <text:p>39.375268</text:p>
          </table:table-cell>
          <table:table-cell office:value-type="float" office:value="171.160212" calcext:value-type="float">
            <text:p>171.160212</text:p>
          </table:table-cell>
          <table:table-cell office:value-type="float" office:value="243.97995" calcext:value-type="float">
            <text:p>243.97995</text:p>
          </table:table-cell>
          <table:table-cell office:value-type="float" office:value="6" calcext:value-type="float">
            <text:p>6</text:p>
          </table:table-cell>
          <table:table-cell table:formula="of:=SUM([.B2:.F2])" office:value-type="float" office:value="477.328826" calcext:value-type="float">
            <text:p>477.328826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96.165068" calcext:value-type="float">
            <text:p>96.165068</text:p>
          </table:table-cell>
          <table:table-cell office:value-type="float" office:value="118.470196" calcext:value-type="float">
            <text:p>118.470196</text:p>
          </table:table-cell>
          <table:table-cell office:value-type="float" office:value="302.813824" calcext:value-type="float">
            <text:p>302.813824</text:p>
          </table:table-cell>
          <table:table-cell office:value-type="float" office:value="769.334776" calcext:value-type="float">
            <text:p>769.334776</text:p>
          </table:table-cell>
          <table:table-cell office:value-type="float" office:value="48" calcext:value-type="float">
            <text:p>48</text:p>
          </table:table-cell>
          <table:table-cell table:formula="of:=SUM([.B3:.F3])" office:value-type="float" office:value="1334.783864" calcext:value-type="float">
            <text:p>1334.78386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41.993516" calcext:value-type="float">
            <text:p>41.993516</text:p>
          </table:table-cell>
          <table:table-cell office:value-type="float" office:value="94.868508" calcext:value-type="float">
            <text:p>94.868508</text:p>
          </table:table-cell>
          <table:table-cell office:value-type="float" office:value="122.814216" calcext:value-type="float">
            <text:p>122.814216</text:p>
          </table:table-cell>
          <table:table-cell office:value-type="float" office:value="354.501016" calcext:value-type="float">
            <text:p>354.501016</text:p>
          </table:table-cell>
          <table:table-cell office:value-type="float" office:value="30" calcext:value-type="float">
            <text:p>30</text:p>
          </table:table-cell>
          <table:table-cell table:formula="of:=SUM([.B4:.F4])" office:value-type="float" office:value="644.177256" calcext:value-type="float">
            <text:p>644.17725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9.44164" calcext:value-type="float">
            <text:p>79.44164</text:p>
          </table:table-cell>
          <table:table-cell office:value-type="float" office:value="116.76926" calcext:value-type="float">
            <text:p>116.76926</text:p>
          </table:table-cell>
          <table:table-cell office:value-type="float" office:value="187.521032" calcext:value-type="float">
            <text:p>187.521032</text:p>
          </table:table-cell>
          <table:table-cell office:value-type="float" office:value="437.425712" calcext:value-type="float">
            <text:p>437.425712</text:p>
          </table:table-cell>
          <table:table-cell office:value-type="float" office:value="21" calcext:value-type="float">
            <text:p>21</text:p>
          </table:table-cell>
          <table:table-cell table:formula="of:=SUM([.B5:.F5])" office:value-type="float" office:value="842.157644" calcext:value-type="float">
            <text:p>842.157644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09.12778" calcext:value-type="float">
            <text:p>109.12778</text:p>
          </table:table-cell>
          <table:table-cell office:value-type="float" office:value="62.066924" calcext:value-type="float">
            <text:p>62.066924</text:p>
          </table:table-cell>
          <table:table-cell office:value-type="float" office:value="1100.817432" calcext:value-type="float">
            <text:p>1100.817432</text:p>
          </table:table-cell>
          <table:table-cell office:value-type="float" office:value="762.032488" calcext:value-type="float">
            <text:p>762.032488</text:p>
          </table:table-cell>
          <table:table-cell office:value-type="float" office:value="12" calcext:value-type="float">
            <text:p>12</text:p>
          </table:table-cell>
          <table:table-cell table:formula="of:=SUM([.B6:.F6])" office:value-type="float" office:value="2046.044624" calcext:value-type="float">
            <text:p>2046.04462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41.493792" calcext:value-type="float">
            <text:p>41.493792</text:p>
          </table:table-cell>
          <table:table-cell office:value-type="float" office:value="49.565908" calcext:value-type="float">
            <text:p>49.565908</text:p>
          </table:table-cell>
          <table:table-cell office:value-type="float" office:value="470.85472" calcext:value-type="float">
            <text:p>470.85472</text:p>
          </table:table-cell>
          <table:table-cell office:value-type="float" office:value="519.851868" calcext:value-type="float">
            <text:p>519.851868</text:p>
          </table:table-cell>
          <table:table-cell office:value-type="float" office:value="33" calcext:value-type="float">
            <text:p>33</text:p>
          </table:table-cell>
          <table:table-cell table:formula="of:=SUM([.B7:.F7])" office:value-type="float" office:value="1114.766288" calcext:value-type="float">
            <text:p>1114.76628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2.064892" calcext:value-type="float">
            <text:p>12.064892</text:p>
          </table:table-cell>
          <table:table-cell office:value-type="float" office:value="22" calcext:value-type="float">
            <text:p>22</text:p>
          </table:table-cell>
          <table:table-cell office:value-type="float" office:value="37.969572" calcext:value-type="float">
            <text:p>37.969572</text:p>
          </table:table-cell>
          <table:table-cell office:value-type="float" office:value="117.657192" calcext:value-type="float">
            <text:p>117.657192</text:p>
          </table:table-cell>
          <table:table-cell office:value-type="float" office:value="9" calcext:value-type="float">
            <text:p>9</text:p>
          </table:table-cell>
          <table:table-cell table:formula="of:=SUM([.B8:.F8])" office:value-type="float" office:value="198.691656" calcext:value-type="float">
            <text:p>198.69165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97.693688" calcext:value-type="float">
            <text:p>97.693688</text:p>
          </table:table-cell>
          <table:table-cell office:value-type="float" office:value="142.322512" calcext:value-type="float">
            <text:p>142.322512</text:p>
          </table:table-cell>
          <table:table-cell office:value-type="float" office:value="540.378444" calcext:value-type="float">
            <text:p>540.378444</text:p>
          </table:table-cell>
          <table:table-cell office:value-type="float" office:value="696.627168" calcext:value-type="float">
            <text:p>696.627168</text:p>
          </table:table-cell>
          <table:table-cell office:value-type="float" office:value="39" calcext:value-type="float">
            <text:p>39</text:p>
          </table:table-cell>
          <table:table-cell table:formula="of:=SUM([.B9:.F9])" office:value-type="float" office:value="1516.021812" calcext:value-type="float">
            <text:p>1516.021812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25.72008" calcext:value-type="float">
            <text:p>25.72008</text:p>
          </table:table-cell>
          <table:table-cell office:value-type="float" office:value="34.219064" calcext:value-type="float">
            <text:p>34.219064</text:p>
          </table:table-cell>
          <table:table-cell office:value-type="float" office:value="711.465368" calcext:value-type="float">
            <text:p>711.465368</text:p>
          </table:table-cell>
          <table:table-cell office:value-type="float" office:value="203.565908" calcext:value-type="float">
            <text:p>203.565908</text:p>
          </table:table-cell>
          <table:table-cell office:value-type="float" office:value="6" calcext:value-type="float">
            <text:p>6</text:p>
          </table:table-cell>
          <table:table-cell table:formula="of:=SUM([.B10:.F10])" office:value-type="float" office:value="980.97042" calcext:value-type="float">
            <text:p>980.9704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5.175428" calcext:value-type="float">
            <text:p>25.175428</text:p>
          </table:table-cell>
          <table:table-cell office:value-type="float" office:value="28.558604" calcext:value-type="float">
            <text:p>28.558604</text:p>
          </table:table-cell>
          <table:table-cell office:value-type="float" office:value="105.051656" calcext:value-type="float">
            <text:p>105.051656</text:p>
          </table:table-cell>
          <table:table-cell office:value-type="float" office:value="210.657192" calcext:value-type="float">
            <text:p>210.657192</text:p>
          </table:table-cell>
          <table:table-cell office:value-type="float" office:value="12" calcext:value-type="float">
            <text:p>12</text:p>
          </table:table-cell>
          <table:table-cell table:formula="of:=SUM([.B11:.F11])" office:value-type="float" office:value="381.44288" calcext:value-type="float">
            <text:p>381.44288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39.314544" calcext:value-type="float">
            <text:p>39.314544</text:p>
          </table:table-cell>
          <table:table-cell office:value-type="float" office:value="82.114836" calcext:value-type="float">
            <text:p>82.114836</text:p>
          </table:table-cell>
          <table:table-cell office:value-type="float" office:value="172.054475" calcext:value-type="float">
            <text:p>172.054475</text:p>
          </table:table-cell>
          <table:table-cell office:value-type="float" office:value="338.394595" calcext:value-type="float">
            <text:p>338.394595</text:p>
          </table:table-cell>
          <table:table-cell office:value-type="float" office:value="69" calcext:value-type="float">
            <text:p>69</text:p>
          </table:table-cell>
          <table:table-cell table:formula="of:=SUM([.B12:.F12])" office:value-type="float" office:value="700.87845" calcext:value-type="float">
            <text:p>700.87845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5.876256" calcext:value-type="float">
            <text:p>5.876256</text:p>
          </table:table-cell>
          <table:table-cell office:value-type="float" office:value="9" calcext:value-type="float">
            <text:p>9</text:p>
          </table:table-cell>
          <table:table-cell office:value-type="float" office:value="24.657192" calcext:value-type="float">
            <text:p>24.65719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B13:.F13])" office:value-type="float" office:value="123.533448" calcext:value-type="float">
            <text:p>123.53344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57.56794" calcext:value-type="float">
            <text:p>57.56794</text:p>
          </table:table-cell>
          <table:table-cell office:value-type="float" office:value="115.111356" calcext:value-type="float">
            <text:p>115.111356</text:p>
          </table:table-cell>
          <table:table-cell office:value-type="float" office:value="238.278764" calcext:value-type="float">
            <text:p>238.278764</text:p>
          </table:table-cell>
          <table:table-cell office:value-type="float" office:value="491.696404" calcext:value-type="float">
            <text:p>491.696404</text:p>
          </table:table-cell>
          <table:table-cell office:value-type="float" office:value="42" calcext:value-type="float">
            <text:p>42</text:p>
          </table:table-cell>
          <table:table-cell table:formula="of:=SUM([.B14:.F14])" office:value-type="float" office:value="944.654464" calcext:value-type="float">
            <text:p>944.65446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8.004036" calcext:value-type="float">
            <text:p>38.004036</text:p>
          </table:table-cell>
          <table:table-cell office:value-type="float" office:value="80.192672" calcext:value-type="float">
            <text:p>80.192672</text:p>
          </table:table-cell>
          <table:table-cell office:value-type="float" office:value="292.543496" calcext:value-type="float">
            <text:p>292.543496</text:p>
          </table:table-cell>
          <table:table-cell office:value-type="float" office:value="296.722084" calcext:value-type="float">
            <text:p>296.722084</text:p>
          </table:table-cell>
          <table:table-cell office:value-type="float" office:value="24" calcext:value-type="float">
            <text:p>24</text:p>
          </table:table-cell>
          <table:table-cell table:formula="of:=SUM([.B15:.F15])" office:value-type="float" office:value="731.462288" calcext:value-type="float">
            <text:p>731.462288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1.844479" calcext:value-type="float">
            <text:p>41.844479</text:p>
          </table:table-cell>
          <table:table-cell office:value-type="float" office:value="74.124592" calcext:value-type="float">
            <text:p>74.124592</text:p>
          </table:table-cell>
          <table:table-cell office:value-type="float" office:value="88.845828" calcext:value-type="float">
            <text:p>88.845828</text:p>
          </table:table-cell>
          <table:table-cell office:value-type="float" office:value="249.314384" calcext:value-type="float">
            <text:p>249.314384</text:p>
          </table:table-cell>
          <table:table-cell office:value-type="float" office:value="3" calcext:value-type="float">
            <text:p>3</text:p>
          </table:table-cell>
          <table:table-cell table:formula="of:=SUM([.B16:.F16])" office:value-type="float" office:value="457.129283" calcext:value-type="float">
            <text:p>457.12928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6.50302" calcext:value-type="float">
            <text:p>16.50302</text:p>
          </table:table-cell>
          <table:table-cell office:value-type="float" office:value="19.438128" calcext:value-type="float">
            <text:p>19.438128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SUM([.B17:.F17])" office:value-type="float" office:value="164.941148" calcext:value-type="float">
            <text:p>164.94114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46.12778" calcext:value-type="float">
            <text:p>46.12778</text:p>
          </table:table-cell>
          <table:table-cell office:value-type="float" office:value="29.531444" calcext:value-type="float">
            <text:p>29.531444</text:p>
          </table:table-cell>
          <table:table-cell office:value-type="float" office:value="43.09532" calcext:value-type="float">
            <text:p>43.09532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table:formula="of:=SUM([.B18:.F18])" office:value-type="float" office:value="298.754544" calcext:value-type="float">
            <text:p>298.75454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0.002032" calcext:value-type="float">
            <text:p>20.002032</text:p>
          </table:table-cell>
          <table:table-cell office:value-type="float" office:value="53.066924" calcext:value-type="float">
            <text:p>53.066924</text:p>
          </table:table-cell>
          <table:table-cell office:value-type="float" office:value="69.813396" calcext:value-type="float">
            <text:p>69.813396</text:p>
          </table:table-cell>
          <table:table-cell office:value-type="float" office:value="273.998349" calcext:value-type="float">
            <text:p>273.998349</text:p>
          </table:table-cell>
          <table:table-cell office:value-type="float" office:value="18" calcext:value-type="float">
            <text:p>18</text:p>
          </table:table-cell>
          <table:table-cell table:formula="of:=SUM([.B19:.F19])" office:value-type="float" office:value="434.880701" calcext:value-type="float">
            <text:p>434.88070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10.929367" calcext:value-type="float">
            <text:p>810.929367</text:p>
          </table:table-cell>
          <table:table-cell office:value-type="float" office:value="1170.796196" calcext:value-type="float">
            <text:p>1170.796196</text:p>
          </table:table-cell>
          <table:table-cell office:value-type="float" office:value="4701.134947" calcext:value-type="float">
            <text:p>4701.134947</text:p>
          </table:table-cell>
          <table:table-cell office:value-type="float" office:value="6307.759086" calcext:value-type="float">
            <text:p>6307.759086</text:p>
          </table:table-cell>
          <table:table-cell office:value-type="float" office:value="402" calcext:value-type="float">
            <text:p>402</text:p>
          </table:table-cell>
          <table:table-cell table:formula="of:=SUM([.B20:.F20])" office:value-type="float" office:value="13392.619596" calcext:value-type="float">
            <text:p>13392.619596</text:p>
          </table:table-cell>
        </table:table-row>
      </table:table>
      <table:table table:name="Data Sheet 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loured</text:p>
          </table:table-cell>
          <table:table-cell table:style-name="Default"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6.874332" calcext:value-type="float">
            <text:p>16.874332</text:p>
          </table:table-cell>
          <table:table-cell office:value-type="float" office:value="28.434832" calcext:value-type="float">
            <text:p>28.434832</text:p>
          </table:table-cell>
          <table:table-cell office:value-type="float" office:value="132.869664" calcext:value-type="float">
            <text:p>132.869664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SUM([.B2:.F2])" office:value-type="float" office:value="337.178828" calcext:value-type="float">
            <text:p>337.17882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28.92396" calcext:value-type="float">
            <text:p>128.92396</text:p>
          </table:table-cell>
          <table:table-cell office:value-type="float" office:value="203.605992" calcext:value-type="float">
            <text:p>203.605992</text:p>
          </table:table-cell>
          <table:table-cell office:value-type="float" office:value="257.16222" calcext:value-type="float">
            <text:p>257.16222</text:p>
          </table:table-cell>
          <table:table-cell office:value-type="float" office:value="990.99445" calcext:value-type="float">
            <text:p>990.99445</text:p>
          </table:table-cell>
          <table:table-cell office:value-type="float" office:value="111" calcext:value-type="float">
            <text:p>111</text:p>
          </table:table-cell>
          <table:table-cell table:formula="of:=SUM([.B3:.F3])" office:value-type="float" office:value="1691.686622" calcext:value-type="float">
            <text:p>1691.686622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912.235848" calcext:value-type="float">
            <text:p>912.235848</text:p>
          </table:table-cell>
          <table:table-cell office:value-type="float" office:value="2148.166194" calcext:value-type="float">
            <text:p>2148.166194</text:p>
          </table:table-cell>
          <table:table-cell office:value-type="float" office:value="2156.314805" calcext:value-type="float">
            <text:p>2156.314805</text:p>
          </table:table-cell>
          <table:table-cell office:value-type="float" office:value="6285.716174" calcext:value-type="float">
            <text:p>6285.716174</text:p>
          </table:table-cell>
          <table:table-cell office:value-type="float" office:value="1398.212137" calcext:value-type="float">
            <text:p>1398.212137</text:p>
          </table:table-cell>
          <table:table-cell table:formula="of:=SUM([.B4:.F4])" office:value-type="float" office:value="12900.645158" calcext:value-type="float">
            <text:p>12900.645158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31.711708" calcext:value-type="float">
            <text:p>331.711708</text:p>
          </table:table-cell>
          <table:table-cell office:value-type="float" office:value="736.281862" calcext:value-type="float">
            <text:p>736.281862</text:p>
          </table:table-cell>
          <table:table-cell office:value-type="float" office:value="710.506332" calcext:value-type="float">
            <text:p>710.506332</text:p>
          </table:table-cell>
          <table:table-cell office:value-type="float" office:value="2038.450044" calcext:value-type="float">
            <text:p>2038.450044</text:p>
          </table:table-cell>
          <table:table-cell office:value-type="float" office:value="324.085062" calcext:value-type="float">
            <text:p>324.085062</text:p>
          </table:table-cell>
          <table:table-cell table:formula="of:=SUM([.B5:.F5])" office:value-type="float" office:value="4141.035008" calcext:value-type="float">
            <text:p>4141.03500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68.945236" calcext:value-type="float">
            <text:p>68.945236</text:p>
          </table:table-cell>
          <table:table-cell office:value-type="float" office:value="71.198104" calcext:value-type="float">
            <text:p>71.198104</text:p>
          </table:table-cell>
          <table:table-cell office:value-type="float" office:value="98.4395" calcext:value-type="float">
            <text:p>98.4395</text:p>
          </table:table-cell>
          <table:table-cell office:value-type="float" office:value="322.72472" calcext:value-type="float">
            <text:p>322.72472</text:p>
          </table:table-cell>
          <table:table-cell office:value-type="float" office:value="32" calcext:value-type="float">
            <text:p>32</text:p>
          </table:table-cell>
          <table:table-cell table:formula="of:=SUM([.B6:.F6])" office:value-type="float" office:value="593.30756" calcext:value-type="float">
            <text:p>593.3075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3.048492" calcext:value-type="float">
            <text:p>53.048492</text:p>
          </table:table-cell>
          <table:table-cell office:value-type="float" office:value="75.534952" calcext:value-type="float">
            <text:p>75.534952</text:p>
          </table:table-cell>
          <table:table-cell office:value-type="float" office:value="148.105915" calcext:value-type="float">
            <text:p>148.105915</text:p>
          </table:table-cell>
          <table:table-cell office:value-type="float" office:value="665.44944" calcext:value-type="float">
            <text:p>665.44944</text:p>
          </table:table-cell>
          <table:table-cell office:value-type="float" office:value="82" calcext:value-type="float">
            <text:p>82</text:p>
          </table:table-cell>
          <table:table-cell table:formula="of:=SUM([.B7:.F7])" office:value-type="float" office:value="1024.138799" calcext:value-type="float">
            <text:p>1024.138799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3.434832" calcext:value-type="float">
            <text:p>3.4348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SUM([.B8:.F8])" office:value-type="float" office:value="129.434832" calcext:value-type="float">
            <text:p>129.43483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94.947372" calcext:value-type="float">
            <text:p>94.947372</text:p>
          </table:table-cell>
          <table:table-cell office:value-type="float" office:value="187.121055" calcext:value-type="float">
            <text:p>187.121055</text:p>
          </table:table-cell>
          <table:table-cell office:value-type="float" office:value="272.882668" calcext:value-type="float">
            <text:p>272.882668</text:p>
          </table:table-cell>
          <table:table-cell office:value-type="float" office:value="598.338789" calcext:value-type="float">
            <text:p>598.338789</text:p>
          </table:table-cell>
          <table:table-cell office:value-type="float" office:value="102" calcext:value-type="float">
            <text:p>102</text:p>
          </table:table-cell>
          <table:table-cell table:formula="of:=SUM([.B9:.F9])" office:value-type="float" office:value="1255.289884" calcext:value-type="float">
            <text:p>1255.289884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4.289888" calcext:value-type="float">
            <text:p>4.289888</text:p>
          </table:table-cell>
          <table:table-cell office:value-type="float" office:value="9" calcext:value-type="float">
            <text:p>9</text:p>
          </table:table-cell>
          <table:table-cell office:value-type="float" office:value="152.911352" calcext:value-type="float">
            <text:p>152.91135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SUM([.B10:.F10])" office:value-type="float" office:value="241.20124" calcext:value-type="float">
            <text:p>241.20124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78.16022" calcext:value-type="float">
            <text:p>278.16022</text:p>
          </table:table-cell>
          <table:table-cell office:value-type="float" office:value="625.211516" calcext:value-type="float">
            <text:p>625.211516</text:p>
          </table:table-cell>
          <table:table-cell office:value-type="float" office:value="595.389676" calcext:value-type="float">
            <text:p>595.389676</text:p>
          </table:table-cell>
          <table:table-cell office:value-type="float" office:value="1776.94809" calcext:value-type="float">
            <text:p>1776.94809</text:p>
          </table:table-cell>
          <table:table-cell office:value-type="float" office:value="459.630018" calcext:value-type="float">
            <text:p>459.630018</text:p>
          </table:table-cell>
          <table:table-cell table:formula="of:=SUM([.B11:.F11])" office:value-type="float" office:value="3735.33952" calcext:value-type="float">
            <text:p>3735.3395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242.312364" calcext:value-type="float">
            <text:p>242.312364</text:p>
          </table:table-cell>
          <table:table-cell office:value-type="float" office:value="561.467439" calcext:value-type="float">
            <text:p>561.467439</text:p>
          </table:table-cell>
          <table:table-cell office:value-type="float" office:value="690.389768" calcext:value-type="float">
            <text:p>690.389768</text:p>
          </table:table-cell>
          <table:table-cell office:value-type="float" office:value="1583.099748" calcext:value-type="float">
            <text:p>1583.099748</text:p>
          </table:table-cell>
          <table:table-cell office:value-type="float" office:value="463.787043" calcext:value-type="float">
            <text:p>463.787043</text:p>
          </table:table-cell>
          <table:table-cell table:formula="of:=SUM([.B12:.F12])" office:value-type="float" office:value="3541.056362" calcext:value-type="float">
            <text:p>3541.05636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1.252868" calcext:value-type="float">
            <text:p>11.25286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formula="of:=SUM([.B13:.F13])" office:value-type="float" office:value="152.252868" calcext:value-type="float">
            <text:p>152.25286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565.544722" calcext:value-type="float">
            <text:p>565.544722</text:p>
          </table:table-cell>
          <table:table-cell office:value-type="float" office:value="1275.287927" calcext:value-type="float">
            <text:p>1275.287927</text:p>
          </table:table-cell>
          <table:table-cell office:value-type="float" office:value="1487.353226" calcext:value-type="float">
            <text:p>1487.353226</text:p>
          </table:table-cell>
          <table:table-cell office:value-type="float" office:value="3819.801026" calcext:value-type="float">
            <text:p>3819.801026</text:p>
          </table:table-cell>
          <table:table-cell office:value-type="float" office:value="848.00541" calcext:value-type="float">
            <text:p>848.00541</text:p>
          </table:table-cell>
          <table:table-cell table:formula="of:=SUM([.B14:.F14])" office:value-type="float" office:value="7995.992311" calcext:value-type="float">
            <text:p>7995.992311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00.308164" calcext:value-type="float">
            <text:p>100.308164</text:p>
          </table:table-cell>
          <table:table-cell office:value-type="float" office:value="252.807024" calcext:value-type="float">
            <text:p>252.807024</text:p>
          </table:table-cell>
          <table:table-cell office:value-type="float" office:value="293.638254" calcext:value-type="float">
            <text:p>293.638254</text:p>
          </table:table-cell>
          <table:table-cell office:value-type="float" office:value="607.190709" calcext:value-type="float">
            <text:p>607.190709</text:p>
          </table:table-cell>
          <table:table-cell office:value-type="float" office:value="120.344225" calcext:value-type="float">
            <text:p>120.344225</text:p>
          </table:table-cell>
          <table:table-cell table:formula="of:=SUM([.B15:.F15])" office:value-type="float" office:value="1374.288376" calcext:value-type="float">
            <text:p>1374.28837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83.904207" calcext:value-type="float">
            <text:p>183.904207</text:p>
          </table:table-cell>
          <table:table-cell office:value-type="float" office:value="355.423956" calcext:value-type="float">
            <text:p>355.423956</text:p>
          </table:table-cell>
          <table:table-cell office:value-type="float" office:value="322.676283" calcext:value-type="float">
            <text:p>322.676283</text:p>
          </table:table-cell>
          <table:table-cell office:value-type="float" office:value="878.421583" calcext:value-type="float">
            <text:p>878.421583</text:p>
          </table:table-cell>
          <table:table-cell office:value-type="float" office:value="128.023471" calcext:value-type="float">
            <text:p>128.023471</text:p>
          </table:table-cell>
          <table:table-cell table:formula="of:=SUM([.B16:.F16])" office:value-type="float" office:value="1868.4495" calcext:value-type="float">
            <text:p>1868.4495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5.92596" calcext:value-type="float">
            <text:p>15.92596</text:p>
          </table:table-cell>
          <table:table-cell office:value-type="float" office:value="31.96298" calcext:value-type="float">
            <text:p>31.96298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formula="of:=SUM([.B17:.F17])" office:value-type="float" office:value="182.88894" calcext:value-type="float">
            <text:p>182.88894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02.467716" calcext:value-type="float">
            <text:p>102.467716</text:p>
          </table:table-cell>
          <table:table-cell office:value-type="float" office:value="184.565223" calcext:value-type="float">
            <text:p>184.565223</text:p>
          </table:table-cell>
          <table:table-cell office:value-type="float" office:value="197.372264" calcext:value-type="float">
            <text:p>197.372264</text:p>
          </table:table-cell>
          <table:table-cell office:value-type="float" office:value="554.101588" calcext:value-type="float">
            <text:p>554.101588</text:p>
          </table:table-cell>
          <table:table-cell office:value-type="float" office:value="61.796033" calcext:value-type="float">
            <text:p>61.796033</text:p>
          </table:table-cell>
          <table:table-cell table:formula="of:=SUM([.B18:.F18])" office:value-type="float" office:value="1100.302824" calcext:value-type="float">
            <text:p>1100.30282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2.665288" calcext:value-type="float">
            <text:p>32.665288</text:p>
          </table:table-cell>
          <table:table-cell office:value-type="float" office:value="50.421756" calcext:value-type="float">
            <text:p>50.421756</text:p>
          </table:table-cell>
          <table:table-cell office:value-type="float" office:value="76.636072" calcext:value-type="float">
            <text:p>76.636072</text:p>
          </table:table-cell>
          <table:table-cell office:value-type="float" office:value="271.304496" calcext:value-type="float">
            <text:p>271.304496</text:p>
          </table:table-cell>
          <table:table-cell office:value-type="float" office:value="18" calcext:value-type="float">
            <text:p>18</text:p>
          </table:table-cell>
          <table:table-cell table:formula="of:=SUM([.B19:.F19])" office:value-type="float" office:value="449.027612" calcext:value-type="float">
            <text:p>449.0276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146.953177" calcext:value-type="float">
            <text:p>3146.953177</text:p>
          </table:table-cell>
          <table:table-cell office:value-type="float" office:value="6811.490812" calcext:value-type="float">
            <text:p>6811.490812</text:p>
          </table:table-cell>
          <table:table-cell office:value-type="float" office:value="7631.647999" calcext:value-type="float">
            <text:p>7631.647999</text:p>
          </table:table-cell>
          <table:table-cell office:value-type="float" office:value="20938.540857" calcext:value-type="float">
            <text:p>20938.540857</text:p>
          </table:table-cell>
          <table:table-cell office:value-type="float" office:value="4184.883399" calcext:value-type="float">
            <text:p>4184.883399</text:p>
          </table:table-cell>
          <table:table-cell table:formula="of:=SUM([.B20:.F20])" office:value-type="float" office:value="42713.516244" calcext:value-type="float">
            <text:p>42713.516244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Indian or Asian</text:p>
          </table:table-cell>
          <table:table-cell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7.657192" calcext:value-type="float">
            <text:p>7.657192</text:p>
          </table:table-cell>
          <table:table-cell office:value-type="float" office:value="3" calcext:value-type="float">
            <text:p>3</text:p>
          </table:table-cell>
          <table:table-cell office:value-type="float" office:value="15.657192" calcext:value-type="float">
            <text:p>15.65719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B2:.F2])" office:value-type="float" office:value="74.314384" calcext:value-type="float">
            <text:p>74.314384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27.712856" calcext:value-type="float">
            <text:p>27.712856</text:p>
          </table:table-cell>
          <table:table-cell office:value-type="float" office:value="31.992776" calcext:value-type="float">
            <text:p>31.992776</text:p>
          </table:table-cell>
          <table:table-cell office:value-type="float" office:value="113.257536" calcext:value-type="float">
            <text:p>113.257536</text:p>
          </table:table-cell>
          <table:table-cell office:value-type="float" office:value="246.657192" calcext:value-type="float">
            <text:p>246.657192</text:p>
          </table:table-cell>
          <table:table-cell office:value-type="float" office:value="18" calcext:value-type="float">
            <text:p>18</text:p>
          </table:table-cell>
          <table:table-cell table:formula="of:=SUM([.B3:.F3])" office:value-type="float" office:value="437.62036" calcext:value-type="float">
            <text:p>437.6203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50.827088" calcext:value-type="float">
            <text:p>150.827088</text:p>
          </table:table-cell>
          <table:table-cell office:value-type="float" office:value="331.796432" calcext:value-type="float">
            <text:p>331.796432</text:p>
          </table:table-cell>
          <table:table-cell office:value-type="float" office:value="264.659652" calcext:value-type="float">
            <text:p>264.659652</text:p>
          </table:table-cell>
          <table:table-cell office:value-type="float" office:value="793.336027" calcext:value-type="float">
            <text:p>793.336027</text:p>
          </table:table-cell>
          <table:table-cell office:value-type="float" office:value="106.880975" calcext:value-type="float">
            <text:p>106.880975</text:p>
          </table:table-cell>
          <table:table-cell table:formula="of:=SUM([.B4:.F4])" office:value-type="float" office:value="1647.500174" calcext:value-type="float">
            <text:p>1647.50017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6.843824" calcext:value-type="float">
            <text:p>6.843824</text:p>
          </table:table-cell>
          <table:table-cell office:value-type="float" office:value="30.438128" calcext:value-type="float">
            <text:p>30.438128</text:p>
          </table:table-cell>
          <table:table-cell office:value-type="float" office:value="31.657192" calcext:value-type="float">
            <text:p>31.65719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formula="of:=SUM([.B5:.F5])" office:value-type="float" office:value="143.939144" calcext:value-type="float">
            <text:p>143.939144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5.845828" calcext:value-type="float">
            <text:p>15.845828</text:p>
          </table:table-cell>
          <table:table-cell office:value-type="float" office:value="12.657192" calcext:value-type="float">
            <text:p>12.657192</text:p>
          </table:table-cell>
          <table:table-cell office:value-type="float" office:value="18.144944" calcext:value-type="float">
            <text:p>18.14494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B6:.F6])" office:value-type="float" office:value="106.647964" calcext:value-type="float">
            <text:p>106.64796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7.941148" calcext:value-type="float">
            <text:p>67.941148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table:formula="of:=SUM([.B7:.F7])" office:value-type="float" office:value="201.941148" calcext:value-type="float">
            <text:p>201.94114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8:.F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4.067636" calcext:value-type="float">
            <text:p>44.067636</text:p>
          </table:table-cell>
          <table:table-cell office:value-type="float" office:value="111.386768" calcext:value-type="float">
            <text:p>111.386768</text:p>
          </table:table-cell>
          <table:table-cell office:value-type="float" office:value="268.921172" calcext:value-type="float">
            <text:p>268.921172</text:p>
          </table:table-cell>
          <table:table-cell office:value-type="float" office:value="347.803724" calcext:value-type="float">
            <text:p>347.803724</text:p>
          </table:table-cell>
          <table:table-cell office:value-type="float" office:value="30" calcext:value-type="float">
            <text:p>30</text:p>
          </table:table-cell>
          <table:table-cell table:formula="of:=SUM([.B9:.F9])" office:value-type="float" office:value="802.1793" calcext:value-type="float">
            <text:p>802.1793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1.943152" calcext:value-type="float">
            <text:p>161.94315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SUM([.B10:.F10])" office:value-type="float" office:value="206.943152" calcext:value-type="float">
            <text:p>206.94315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0.575848" calcext:value-type="float">
            <text:p>20.575848</text:p>
          </table:table-cell>
          <table:table-cell office:value-type="float" office:value="24.19064" calcext:value-type="float">
            <text:p>24.19064</text:p>
          </table:table-cell>
          <table:table-cell office:value-type="float" office:value="50.554648" calcext:value-type="float">
            <text:p>50.554648</text:p>
          </table:table-cell>
          <table:table-cell office:value-type="float" office:value="147.341157" calcext:value-type="float">
            <text:p>147.341157</text:p>
          </table:table-cell>
          <table:table-cell office:value-type="float" office:value="33" calcext:value-type="float">
            <text:p>33</text:p>
          </table:table-cell>
          <table:table-cell table:formula="of:=SUM([.B11:.F11])" office:value-type="float" office:value="275.662293" calcext:value-type="float">
            <text:p>275.662293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5.225736" calcext:value-type="float">
            <text:p>15.225736</text:p>
          </table:table-cell>
          <table:table-cell office:value-type="float" office:value="59.252316" calcext:value-type="float">
            <text:p>59.252316</text:p>
          </table:table-cell>
          <table:table-cell office:value-type="float" office:value="50.58716" calcext:value-type="float">
            <text:p>50.58716</text:p>
          </table:table-cell>
          <table:table-cell office:value-type="float" office:value="157.240264" calcext:value-type="float">
            <text:p>157.240264</text:p>
          </table:table-cell>
          <table:table-cell office:value-type="float" office:value="21" calcext:value-type="float">
            <text:p>21</text:p>
          </table:table-cell>
          <table:table-cell table:formula="of:=SUM([.B12:.F12])" office:value-type="float" office:value="303.305476" calcext:value-type="float">
            <text:p>303.305476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13:.F1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0.24504" calcext:value-type="float">
            <text:p>60.24504</text:p>
          </table:table-cell>
          <table:table-cell office:value-type="float" office:value="145.766072" calcext:value-type="float">
            <text:p>145.766072</text:p>
          </table:table-cell>
          <table:table-cell office:value-type="float" office:value="144.540968" calcext:value-type="float">
            <text:p>144.540968</text:p>
          </table:table-cell>
          <table:table-cell office:value-type="float" office:value="407.202879" calcext:value-type="float">
            <text:p>407.202879</text:p>
          </table:table-cell>
          <table:table-cell office:value-type="float" office:value="60.341157" calcext:value-type="float">
            <text:p>60.341157</text:p>
          </table:table-cell>
          <table:table-cell table:formula="of:=SUM([.B14:.F14])" office:value-type="float" office:value="818.096116" calcext:value-type="float">
            <text:p>818.096116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4.219064" calcext:value-type="float">
            <text:p>4.2190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SUM([.B15:.F15])" office:value-type="float" office:value="82.219064" calcext:value-type="float">
            <text:p>82.21906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8.188636" calcext:value-type="float">
            <text:p>8.188636</text:p>
          </table:table-cell>
          <table:table-cell office:value-type="float" office:value="12.31238" calcext:value-type="float">
            <text:p>12.3123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SUM([.B16:.F16])" office:value-type="float" office:value="74.501016" calcext:value-type="float">
            <text:p>74.501016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0.845828" calcext:value-type="float">
            <text:p>10.8458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7:.F17])" office:value-type="float" office:value="43.845828" calcext:value-type="float">
            <text:p>43.84582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8.533448" calcext:value-type="float">
            <text:p>8.53344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SUM([.B18:.F18])" office:value-type="float" office:value="80.533448" calcext:value-type="float">
            <text:p>80.53344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0.179408" calcext:value-type="float">
            <text:p>20.179408</text:p>
          </table:table-cell>
          <table:table-cell office:value-type="float" office:value="25.520212" calcext:value-type="float">
            <text:p>25.520212</text:p>
          </table:table-cell>
          <table:table-cell office:value-type="float" office:value="25.728016" calcext:value-type="float">
            <text:p>25.728016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formula="of:=SUM([.B19:.F19])" office:value-type="float" office:value="188.427636" calcext:value-type="float">
            <text:p>188.427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06.967432" calcext:value-type="float">
            <text:p>406.967432</text:p>
          </table:table-cell>
          <table:table-cell office:value-type="float" office:value="827.312916" calcext:value-type="float">
            <text:p>827.312916</text:p>
          </table:table-cell>
          <table:table-cell office:value-type="float" office:value="1252.59278" calcext:value-type="float">
            <text:p>1252.59278</text:p>
          </table:table-cell>
          <table:table-cell office:value-type="float" office:value="2680.581243" calcext:value-type="float">
            <text:p>2680.581243</text:p>
          </table:table-cell>
          <table:table-cell office:value-type="float" office:value="359.222132" calcext:value-type="float">
            <text:p>359.222132</text:p>
          </table:table-cell>
          <table:table-cell table:formula="of:=SUM([.B20:.F20])" office:value-type="float" office:value="5526.676503" calcext:value-type="float">
            <text:p>5526.676503</text:p>
          </table:table-cell>
        </table:table-row>
      </table:table>
      <table:table table:name="Data Sheet 3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White</text:p>
          </table:table-cell>
          <table:table-cell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4.657192" calcext:value-type="float">
            <text:p>4.657192</text:p>
          </table:table-cell>
          <table:table-cell office:value-type="float" office:value="6" calcext:value-type="float">
            <text:p>6</text:p>
          </table:table-cell>
          <table:table-cell office:value-type="float" office:value="140.505024" calcext:value-type="float">
            <text:p>140.505024</text:p>
          </table:table-cell>
          <table:table-cell office:value-type="float" office:value="495.438128" calcext:value-type="float">
            <text:p>495.438128</text:p>
          </table:table-cell>
          <table:table-cell office:value-type="float" office:value="160.300351" calcext:value-type="float">
            <text:p>160.300351</text:p>
          </table:table-cell>
          <table:table-cell table:formula="of:=SUM([.B2:.F2])" office:value-type="float" office:value="806.900695" calcext:value-type="float">
            <text:p>806.900695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11.174308" calcext:value-type="float">
            <text:p>311.174308</text:p>
          </table:table-cell>
          <table:table-cell office:value-type="float" office:value="646.666843" calcext:value-type="float">
            <text:p>646.666843</text:p>
          </table:table-cell>
          <table:table-cell office:value-type="float" office:value="1032.510196" calcext:value-type="float">
            <text:p>1032.510196</text:p>
          </table:table-cell>
          <table:table-cell office:value-type="float" office:value="3714.056234" calcext:value-type="float">
            <text:p>3714.056234</text:p>
          </table:table-cell>
          <table:table-cell office:value-type="float" office:value="1570.884359" calcext:value-type="float">
            <text:p>1570.884359</text:p>
          </table:table-cell>
          <table:table-cell table:formula="of:=SUM([.B3:.F3])" office:value-type="float" office:value="7275.29194" calcext:value-type="float">
            <text:p>7275.2919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08.343132" calcext:value-type="float">
            <text:p>108.343132</text:p>
          </table:table-cell>
          <table:table-cell office:value-type="float" office:value="309.406584" calcext:value-type="float">
            <text:p>309.406584</text:p>
          </table:table-cell>
          <table:table-cell office:value-type="float" office:value="394.925868" calcext:value-type="float">
            <text:p>394.925868</text:p>
          </table:table-cell>
          <table:table-cell office:value-type="float" office:value="1507.879107" calcext:value-type="float">
            <text:p>1507.879107</text:p>
          </table:table-cell>
          <table:table-cell office:value-type="float" office:value="462.218205" calcext:value-type="float">
            <text:p>462.218205</text:p>
          </table:table-cell>
          <table:table-cell table:formula="of:=SUM([.B4:.F4])" office:value-type="float" office:value="2782.772896" calcext:value-type="float">
            <text:p>2782.77289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7.4713" calcext:value-type="float">
            <text:p>27.4713</text:p>
          </table:table-cell>
          <table:table-cell office:value-type="float" office:value="58.879" calcext:value-type="float">
            <text:p>58.879</text:p>
          </table:table-cell>
          <table:table-cell office:value-type="float" office:value="80.4289" calcext:value-type="float">
            <text:p>80.4289</text:p>
          </table:table-cell>
          <table:table-cell office:value-type="float" office:value="412.120442" calcext:value-type="float">
            <text:p>412.120442</text:p>
          </table:table-cell>
          <table:table-cell office:value-type="float" office:value="96" calcext:value-type="float">
            <text:p>96</text:p>
          </table:table-cell>
          <table:table-cell table:formula="of:=SUM([.B5:.F5])" office:value-type="float" office:value="674.899642" calcext:value-type="float">
            <text:p>674.89964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95.142576" calcext:value-type="float">
            <text:p>95.142576</text:p>
          </table:table-cell>
          <table:table-cell office:value-type="float" office:value="156.804516" calcext:value-type="float">
            <text:p>156.804516</text:p>
          </table:table-cell>
          <table:table-cell office:value-type="float" office:value="288.470304" calcext:value-type="float">
            <text:p>288.470304</text:p>
          </table:table-cell>
          <table:table-cell office:value-type="float" office:value="904.049469" calcext:value-type="float">
            <text:p>904.049469</text:p>
          </table:table-cell>
          <table:table-cell office:value-type="float" office:value="250.799101" calcext:value-type="float">
            <text:p>250.799101</text:p>
          </table:table-cell>
          <table:table-cell table:formula="of:=SUM([.B6:.F6])" office:value-type="float" office:value="1695.265966" calcext:value-type="float">
            <text:p>1695.26596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37.37762" calcext:value-type="float">
            <text:p>137.37762</text:p>
          </table:table-cell>
          <table:table-cell office:value-type="float" office:value="106.736168" calcext:value-type="float">
            <text:p>106.736168</text:p>
          </table:table-cell>
          <table:table-cell office:value-type="float" office:value="641.022555" calcext:value-type="float">
            <text:p>641.022555</text:p>
          </table:table-cell>
          <table:table-cell office:value-type="float" office:value="1820.561217" calcext:value-type="float">
            <text:p>1820.561217</text:p>
          </table:table-cell>
          <table:table-cell office:value-type="float" office:value="416.60127" calcext:value-type="float">
            <text:p>416.60127</text:p>
          </table:table-cell>
          <table:table-cell table:formula="of:=SUM([.B7:.F7])" office:value-type="float" office:value="3122.29883" calcext:value-type="float">
            <text:p>3122.29883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18.199532" calcext:value-type="float">
            <text:p>118.199532</text:p>
          </table:table-cell>
          <table:table-cell office:value-type="float" office:value="218.042224" calcext:value-type="float">
            <text:p>218.042224</text:p>
          </table:table-cell>
          <table:table-cell office:value-type="float" office:value="472.70216" calcext:value-type="float">
            <text:p>472.70216</text:p>
          </table:table-cell>
          <table:table-cell office:value-type="float" office:value="1704.306306" calcext:value-type="float">
            <text:p>1704.306306</text:p>
          </table:table-cell>
          <table:table-cell office:value-type="float" office:value="401.819504" calcext:value-type="float">
            <text:p>401.819504</text:p>
          </table:table-cell>
          <table:table-cell table:formula="of:=SUM([.B8:.F8])" office:value-type="float" office:value="2915.069726" calcext:value-type="float">
            <text:p>2915.06972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370.979852" calcext:value-type="float">
            <text:p>370.979852</text:p>
          </table:table-cell>
          <table:table-cell office:value-type="float" office:value="1163.122908" calcext:value-type="float">
            <text:p>1163.122908</text:p>
          </table:table-cell>
          <table:table-cell office:value-type="float" office:value="2713.14841" calcext:value-type="float">
            <text:p>2713.14841</text:p>
          </table:table-cell>
          <table:table-cell office:value-type="float" office:value="5196.170476" calcext:value-type="float">
            <text:p>5196.170476</text:p>
          </table:table-cell>
          <table:table-cell office:value-type="float" office:value="2673.679946" calcext:value-type="float">
            <text:p>2673.679946</text:p>
          </table:table-cell>
          <table:table-cell table:formula="of:=SUM([.B9:.F9])" office:value-type="float" office:value="12117.101592" calcext:value-type="float">
            <text:p>12117.101592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42.600372" calcext:value-type="float">
            <text:p>42.600372</text:p>
          </table:table-cell>
          <table:table-cell office:value-type="float" office:value="106.458252" calcext:value-type="float">
            <text:p>106.458252</text:p>
          </table:table-cell>
          <table:table-cell office:value-type="float" office:value="666.124308" calcext:value-type="float">
            <text:p>666.124308</text:p>
          </table:table-cell>
          <table:table-cell office:value-type="float" office:value="702.344521" calcext:value-type="float">
            <text:p>702.344521</text:p>
          </table:table-cell>
          <table:table-cell office:value-type="float" office:value="190.77563" calcext:value-type="float">
            <text:p>190.77563</text:p>
          </table:table-cell>
          <table:table-cell table:formula="of:=SUM([.B10:.F10])" office:value-type="float" office:value="1708.303083" calcext:value-type="float">
            <text:p>1708.303083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7.314384" calcext:value-type="float">
            <text:p>7.31438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SUM([.B11:.F11])" office:value-type="float" office:value="169.314384" calcext:value-type="float">
            <text:p>169.314384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7.154912" calcext:value-type="float">
            <text:p>17.154912</text:p>
          </table:table-cell>
          <table:table-cell office:value-type="float" office:value="9" calcext:value-type="float">
            <text:p>9</text:p>
          </table:table-cell>
          <table:table-cell office:value-type="float" office:value="36.289888" calcext:value-type="float">
            <text:p>36.289888</text:p>
          </table:table-cell>
          <table:table-cell office:value-type="float" office:value="198.657192" calcext:value-type="float">
            <text:p>198.657192</text:p>
          </table:table-cell>
          <table:table-cell office:value-type="float" office:value="60" calcext:value-type="float">
            <text:p>60</text:p>
          </table:table-cell>
          <table:table-cell table:formula="of:=SUM([.B12:.F12])" office:value-type="float" office:value="321.101992" calcext:value-type="float">
            <text:p>321.10199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77.513096" calcext:value-type="float">
            <text:p>77.513096</text:p>
          </table:table-cell>
          <table:table-cell office:value-type="float" office:value="123.083012" calcext:value-type="float">
            <text:p>123.083012</text:p>
          </table:table-cell>
          <table:table-cell office:value-type="float" office:value="419.655724" calcext:value-type="float">
            <text:p>419.655724</text:p>
          </table:table-cell>
          <table:table-cell office:value-type="float" office:value="1448.585252" calcext:value-type="float">
            <text:p>1448.585252</text:p>
          </table:table-cell>
          <table:table-cell office:value-type="float" office:value="324.292545" calcext:value-type="float">
            <text:p>324.292545</text:p>
          </table:table-cell>
          <table:table-cell table:formula="of:=SUM([.B13:.F13])" office:value-type="float" office:value="2393.129629" calcext:value-type="float">
            <text:p>2393.129629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94.202088" calcext:value-type="float">
            <text:p>94.202088</text:p>
          </table:table-cell>
          <table:table-cell office:value-type="float" office:value="156.164436" calcext:value-type="float">
            <text:p>156.164436</text:p>
          </table:table-cell>
          <table:table-cell office:value-type="float" office:value="272.09762" calcext:value-type="float">
            <text:p>272.09762</text:p>
          </table:table-cell>
          <table:table-cell office:value-type="float" office:value="1299.560932" calcext:value-type="float">
            <text:p>1299.560932</text:p>
          </table:table-cell>
          <table:table-cell office:value-type="float" office:value="297.501818" calcext:value-type="float">
            <text:p>297.501818</text:p>
          </table:table-cell>
          <table:table-cell table:formula="of:=SUM([.B14:.F14])" office:value-type="float" office:value="2119.526894" calcext:value-type="float">
            <text:p>2119.52689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8.52422" calcext:value-type="float">
            <text:p>28.52422</text:p>
          </table:table-cell>
          <table:table-cell office:value-type="float" office:value="34.19064" calcext:value-type="float">
            <text:p>34.19064</text:p>
          </table:table-cell>
          <table:table-cell office:value-type="float" office:value="646.673504" calcext:value-type="float">
            <text:p>646.673504</text:p>
          </table:table-cell>
          <table:table-cell office:value-type="float" office:value="500.19064" calcext:value-type="float">
            <text:p>500.19064</text:p>
          </table:table-cell>
          <table:table-cell office:value-type="float" office:value="171.227438" calcext:value-type="float">
            <text:p>171.227438</text:p>
          </table:table-cell>
          <table:table-cell table:formula="of:=SUM([.B15:.F15])" office:value-type="float" office:value="1380.806442" calcext:value-type="float">
            <text:p>1380.80644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43.555547" calcext:value-type="float">
            <text:p>143.555547</text:p>
          </table:table-cell>
          <table:table-cell office:value-type="float" office:value="356.350368" calcext:value-type="float">
            <text:p>356.350368</text:p>
          </table:table-cell>
          <table:table-cell office:value-type="float" office:value="407.710619" calcext:value-type="float">
            <text:p>407.710619</text:p>
          </table:table-cell>
          <table:table-cell office:value-type="float" office:value="1628.15817" calcext:value-type="float">
            <text:p>1628.15817</text:p>
          </table:table-cell>
          <table:table-cell office:value-type="float" office:value="877.684819" calcext:value-type="float">
            <text:p>877.684819</text:p>
          </table:table-cell>
          <table:table-cell table:formula="of:=SUM([.B16:.F16])" office:value-type="float" office:value="3413.459523" calcext:value-type="float">
            <text:p>3413.45952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284.827987" calcext:value-type="float">
            <text:p>284.827987</text:p>
          </table:table-cell>
          <table:table-cell office:value-type="float" office:value="307.481223" calcext:value-type="float">
            <text:p>307.481223</text:p>
          </table:table-cell>
          <table:table-cell office:value-type="float" office:value="268.839532" calcext:value-type="float">
            <text:p>268.839532</text:p>
          </table:table-cell>
          <table:table-cell office:value-type="float" office:value="1786.376157" calcext:value-type="float">
            <text:p>1786.376157</text:p>
          </table:table-cell>
          <table:table-cell office:value-type="float" office:value="235.747421" calcext:value-type="float">
            <text:p>235.747421</text:p>
          </table:table-cell>
          <table:table-cell table:formula="of:=SUM([.B17:.F17])" office:value-type="float" office:value="2883.27232" calcext:value-type="float">
            <text:p>2883.2723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08.683276" calcext:value-type="float">
            <text:p>108.683276</text:p>
          </table:table-cell>
          <table:table-cell office:value-type="float" office:value="261.34016" calcext:value-type="float">
            <text:p>261.34016</text:p>
          </table:table-cell>
          <table:table-cell office:value-type="float" office:value="333.710488" calcext:value-type="float">
            <text:p>333.710488</text:p>
          </table:table-cell>
          <table:table-cell office:value-type="float" office:value="975.582807" calcext:value-type="float">
            <text:p>975.582807</text:p>
          </table:table-cell>
          <table:table-cell office:value-type="float" office:value="332.030175" calcext:value-type="float">
            <text:p>332.030175</text:p>
          </table:table-cell>
          <table:table-cell table:formula="of:=SUM([.B18:.F18])" office:value-type="float" office:value="2011.346906" calcext:value-type="float">
            <text:p>2011.346906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932.672879" calcext:value-type="float">
            <text:p>932.672879</text:p>
          </table:table-cell>
          <table:table-cell office:value-type="float" office:value="2166.124386" calcext:value-type="float">
            <text:p>2166.124386</text:p>
          </table:table-cell>
          <table:table-cell office:value-type="float" office:value="2094.885903" calcext:value-type="float">
            <text:p>2094.885903</text:p>
          </table:table-cell>
          <table:table-cell office:value-type="float" office:value="9330.121813" calcext:value-type="float">
            <text:p>9330.121813</text:p>
          </table:table-cell>
          <table:table-cell office:value-type="float" office:value="2120.186855" calcext:value-type="float">
            <text:p>2120.186855</text:p>
          </table:table-cell>
          <table:table-cell table:formula="of:=SUM([.B19:.F19])" office:value-type="float" office:value="16643.991836" calcext:value-type="float">
            <text:p>16643.9918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910.394273" calcext:value-type="float">
            <text:p>2910.394273</text:p>
          </table:table-cell>
          <table:table-cell office:value-type="float" office:value="6209.85072" calcext:value-type="float">
            <text:p>6209.85072</text:p>
          </table:table-cell>
          <table:table-cell office:value-type="float" office:value="10927.701003" calcext:value-type="float">
            <text:p>10927.701003</text:p>
          </table:table-cell>
          <table:table-cell office:value-type="float" office:value="33714.158863" calcext:value-type="float">
            <text:p>33714.158863</text:p>
          </table:table-cell>
          <table:table-cell office:value-type="float" office:value="10671.749437" calcext:value-type="float">
            <text:p>10671.749437</text:p>
          </table:table-cell>
          <table:table-cell table:formula="of:=SUM([.B20:.F20])" office:value-type="float" office:value="64433.854296" calcext:value-type="float">
            <text:p>64433.854296</text:p>
          </table:table-cell>
        </table:table-row>
      </table:table>
      <table:table table:name="Data Sheet 4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<text:s/>Total</text:p>
          </table:table-cell>
          <table:table-cell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46.002112" calcext:value-type="float">
            <text:p>46.002112</text:p>
          </table:table-cell>
          <table:table-cell office:value-type="float" office:value="76.8101" calcext:value-type="float">
            <text:p>76.8101</text:p>
          </table:table-cell>
          <table:table-cell office:value-type="float" office:value="460.192092" calcext:value-type="float">
            <text:p>460.192092</text:p>
          </table:table-cell>
          <table:table-cell office:value-type="float" office:value="931.418078" calcext:value-type="float">
            <text:p>931.418078</text:p>
          </table:table-cell>
          <table:table-cell office:value-type="float" office:value="181.300351" calcext:value-type="float">
            <text:p>181.300351</text:p>
          </table:table-cell>
          <table:table-cell table:formula="of:=SUM([.B2:.F2])" office:value-type="float" office:value="1695.722733" calcext:value-type="float">
            <text:p>1695.722733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63.976192" calcext:value-type="float">
            <text:p>563.976192</text:p>
          </table:table-cell>
          <table:table-cell office:value-type="float" office:value="1000.735807" calcext:value-type="float">
            <text:p>1000.735807</text:p>
          </table:table-cell>
          <table:table-cell office:value-type="float" office:value="1705.743776" calcext:value-type="float">
            <text:p>1705.743776</text:p>
          </table:table-cell>
          <table:table-cell office:value-type="float" office:value="5721.042652" calcext:value-type="float">
            <text:p>5721.042652</text:p>
          </table:table-cell>
          <table:table-cell office:value-type="float" office:value="1747.884359" calcext:value-type="float">
            <text:p>1747.884359</text:p>
          </table:table-cell>
          <table:table-cell table:formula="of:=SUM([.B3:.F3])" office:value-type="float" office:value="10739.382786" calcext:value-type="float">
            <text:p>10739.38278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213.399584" calcext:value-type="float">
            <text:p>1213.399584</text:p>
          </table:table-cell>
          <table:table-cell office:value-type="float" office:value="2884.237718" calcext:value-type="float">
            <text:p>2884.237718</text:p>
          </table:table-cell>
          <table:table-cell office:value-type="float" office:value="2938.714541" calcext:value-type="float">
            <text:p>2938.714541</text:p>
          </table:table-cell>
          <table:table-cell office:value-type="float" office:value="8941.432324" calcext:value-type="float">
            <text:p>8941.432324</text:p>
          </table:table-cell>
          <table:table-cell office:value-type="float" office:value="1997.311317" calcext:value-type="float">
            <text:p>1997.311317</text:p>
          </table:table-cell>
          <table:table-cell table:formula="of:=SUM([.B4:.F4])" office:value-type="float" office:value="17975.095484" calcext:value-type="float">
            <text:p>17975.09548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445.468472" calcext:value-type="float">
            <text:p>445.468472</text:p>
          </table:table-cell>
          <table:table-cell office:value-type="float" office:value="942.36825" calcext:value-type="float">
            <text:p>942.36825</text:p>
          </table:table-cell>
          <table:table-cell office:value-type="float" office:value="1010.113456" calcext:value-type="float">
            <text:p>1010.113456</text:p>
          </table:table-cell>
          <table:table-cell office:value-type="float" office:value="2953.996198" calcext:value-type="float">
            <text:p>2953.996198</text:p>
          </table:table-cell>
          <table:table-cell office:value-type="float" office:value="450.085062" calcext:value-type="float">
            <text:p>450.085062</text:p>
          </table:table-cell>
          <table:table-cell table:formula="of:=SUM([.B5:.F5])" office:value-type="float" office:value="5802.031438" calcext:value-type="float">
            <text:p>5802.03143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89.06142" calcext:value-type="float">
            <text:p>289.06142</text:p>
          </table:table-cell>
          <table:table-cell office:value-type="float" office:value="302.726736" calcext:value-type="float">
            <text:p>302.726736</text:p>
          </table:table-cell>
          <table:table-cell office:value-type="float" office:value="1505.87218" calcext:value-type="float">
            <text:p>1505.87218</text:p>
          </table:table-cell>
          <table:table-cell office:value-type="float" office:value="2045.806677" calcext:value-type="float">
            <text:p>2045.806677</text:p>
          </table:table-cell>
          <table:table-cell office:value-type="float" office:value="297.799101" calcext:value-type="float">
            <text:p>297.799101</text:p>
          </table:table-cell>
          <table:table-cell table:formula="of:=SUM([.B6:.F6])" office:value-type="float" office:value="4441.266114" calcext:value-type="float">
            <text:p>4441.26611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34.919904" calcext:value-type="float">
            <text:p>234.919904</text:p>
          </table:table-cell>
          <table:table-cell office:value-type="float" office:value="240.837028" calcext:value-type="float">
            <text:p>240.837028</text:p>
          </table:table-cell>
          <table:table-cell office:value-type="float" office:value="1327.924338" calcext:value-type="float">
            <text:p>1327.924338</text:p>
          </table:table-cell>
          <table:table-cell office:value-type="float" office:value="3106.862525" calcext:value-type="float">
            <text:p>3106.862525</text:p>
          </table:table-cell>
          <table:table-cell office:value-type="float" office:value="552.60127" calcext:value-type="float">
            <text:p>552.60127</text:p>
          </table:table-cell>
          <table:table-cell table:formula="of:=SUM([.B7:.F7])" office:value-type="float" office:value="5463.145065" calcext:value-type="float">
            <text:p>5463.145065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33.699256" calcext:value-type="float">
            <text:p>133.699256</text:p>
          </table:table-cell>
          <table:table-cell office:value-type="float" office:value="249.042224" calcext:value-type="float">
            <text:p>249.042224</text:p>
          </table:table-cell>
          <table:table-cell office:value-type="float" office:value="528.671732" calcext:value-type="float">
            <text:p>528.671732</text:p>
          </table:table-cell>
          <table:table-cell office:value-type="float" office:value="1935.963498" calcext:value-type="float">
            <text:p>1935.963498</text:p>
          </table:table-cell>
          <table:table-cell office:value-type="float" office:value="413.819504" calcext:value-type="float">
            <text:p>413.819504</text:p>
          </table:table-cell>
          <table:table-cell table:formula="of:=SUM([.B8:.F8])" office:value-type="float" office:value="3261.196214" calcext:value-type="float">
            <text:p>3261.196214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07.688548" calcext:value-type="float">
            <text:p>607.688548</text:p>
          </table:table-cell>
          <table:table-cell office:value-type="float" office:value="1603.953243" calcext:value-type="float">
            <text:p>1603.953243</text:p>
          </table:table-cell>
          <table:table-cell office:value-type="float" office:value="3795.330694" calcext:value-type="float">
            <text:p>3795.330694</text:p>
          </table:table-cell>
          <table:table-cell office:value-type="float" office:value="6838.940157" calcext:value-type="float">
            <text:p>6838.940157</text:p>
          </table:table-cell>
          <table:table-cell office:value-type="float" office:value="2844.679946" calcext:value-type="float">
            <text:p>2844.679946</text:p>
          </table:table-cell>
          <table:table-cell table:formula="of:=SUM([.B9:.F9])" office:value-type="float" office:value="15690.592588" calcext:value-type="float">
            <text:p>15690.592588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75.61034" calcext:value-type="float">
            <text:p>75.61034</text:p>
          </table:table-cell>
          <table:table-cell office:value-type="float" office:value="152.677316" calcext:value-type="float">
            <text:p>152.677316</text:p>
          </table:table-cell>
          <table:table-cell office:value-type="float" office:value="1692.44418" calcext:value-type="float">
            <text:p>1692.44418</text:p>
          </table:table-cell>
          <table:table-cell office:value-type="float" office:value="1016.910429" calcext:value-type="float">
            <text:p>1016.910429</text:p>
          </table:table-cell>
          <table:table-cell office:value-type="float" office:value="199.77563" calcext:value-type="float">
            <text:p>199.77563</text:p>
          </table:table-cell>
          <table:table-cell table:formula="of:=SUM([.B10:.F10])" office:value-type="float" office:value="3137.417895" calcext:value-type="float">
            <text:p>3137.417895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331.22588" calcext:value-type="float">
            <text:p>331.22588</text:p>
          </table:table-cell>
          <table:table-cell office:value-type="float" office:value="701.96076" calcext:value-type="float">
            <text:p>701.96076</text:p>
          </table:table-cell>
          <table:table-cell office:value-type="float" office:value="768.99598" calcext:value-type="float">
            <text:p>768.99598</text:p>
          </table:table-cell>
          <table:table-cell office:value-type="float" office:value="2224.946439" calcext:value-type="float">
            <text:p>2224.946439</text:p>
          </table:table-cell>
          <table:table-cell office:value-type="float" office:value="534.630018" calcext:value-type="float">
            <text:p>534.630018</text:p>
          </table:table-cell>
          <table:table-cell table:formula="of:=SUM([.B11:.F11])" office:value-type="float" office:value="4561.759077" calcext:value-type="float">
            <text:p>4561.759077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314.007556" calcext:value-type="float">
            <text:p>314.007556</text:p>
          </table:table-cell>
          <table:table-cell office:value-type="float" office:value="711.834591" calcext:value-type="float">
            <text:p>711.834591</text:p>
          </table:table-cell>
          <table:table-cell office:value-type="float" office:value="949.321291" calcext:value-type="float">
            <text:p>949.321291</text:p>
          </table:table-cell>
          <table:table-cell office:value-type="float" office:value="2277.391799" calcext:value-type="float">
            <text:p>2277.391799</text:p>
          </table:table-cell>
          <table:table-cell office:value-type="float" office:value="613.787043" calcext:value-type="float">
            <text:p>613.787043</text:p>
          </table:table-cell>
          <table:table-cell table:formula="of:=SUM([.B12:.F12])" office:value-type="float" office:value="4866.34228" calcext:value-type="float">
            <text:p>4866.34228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4.64222" calcext:value-type="float">
            <text:p>94.64222</text:p>
          </table:table-cell>
          <table:table-cell office:value-type="float" office:value="147.083012" calcext:value-type="float">
            <text:p>147.083012</text:p>
          </table:table-cell>
          <table:table-cell office:value-type="float" office:value="462.312916" calcext:value-type="float">
            <text:p>462.312916</text:p>
          </table:table-cell>
          <table:table-cell office:value-type="float" office:value="1640.585252" calcext:value-type="float">
            <text:p>1640.585252</text:p>
          </table:table-cell>
          <table:table-cell office:value-type="float" office:value="345.292545" calcext:value-type="float">
            <text:p>345.292545</text:p>
          </table:table-cell>
          <table:table-cell table:formula="of:=SUM([.B13:.F13])" office:value-type="float" office:value="2689.915945" calcext:value-type="float">
            <text:p>2689.915945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777.55979" calcext:value-type="float">
            <text:p>777.55979</text:p>
          </table:table-cell>
          <table:table-cell office:value-type="float" office:value="1692.329791" calcext:value-type="float">
            <text:p>1692.329791</text:p>
          </table:table-cell>
          <table:table-cell office:value-type="float" office:value="2142.270578" calcext:value-type="float">
            <text:p>2142.270578</text:p>
          </table:table-cell>
          <table:table-cell office:value-type="float" office:value="6018.261241" calcext:value-type="float">
            <text:p>6018.261241</text:p>
          </table:table-cell>
          <table:table-cell office:value-type="float" office:value="1247.848385" calcext:value-type="float">
            <text:p>1247.848385</text:p>
          </table:table-cell>
          <table:table-cell table:formula="of:=SUM([.B14:.F14])" office:value-type="float" office:value="11878.269785" calcext:value-type="float">
            <text:p>11878.26978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71.055484" calcext:value-type="float">
            <text:p>171.055484</text:p>
          </table:table-cell>
          <table:table-cell office:value-type="float" office:value="370.190336" calcext:value-type="float">
            <text:p>370.190336</text:p>
          </table:table-cell>
          <table:table-cell office:value-type="float" office:value="1241.855254" calcext:value-type="float">
            <text:p>1241.855254</text:p>
          </table:table-cell>
          <table:table-cell office:value-type="float" office:value="1455.103433" calcext:value-type="float">
            <text:p>1455.103433</text:p>
          </table:table-cell>
          <table:table-cell office:value-type="float" office:value="330.571663" calcext:value-type="float">
            <text:p>330.571663</text:p>
          </table:table-cell>
          <table:table-cell table:formula="of:=SUM([.B15:.F15])" office:value-type="float" office:value="3568.77617" calcext:value-type="float">
            <text:p>3568.77617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77.492869" calcext:value-type="float">
            <text:p>377.492869</text:p>
          </table:table-cell>
          <table:table-cell office:value-type="float" office:value="798.211296" calcext:value-type="float">
            <text:p>798.211296</text:p>
          </table:table-cell>
          <table:table-cell office:value-type="float" office:value="828.23273" calcext:value-type="float">
            <text:p>828.23273</text:p>
          </table:table-cell>
          <table:table-cell office:value-type="float" office:value="2794.894137" calcext:value-type="float">
            <text:p>2794.894137</text:p>
          </table:table-cell>
          <table:table-cell office:value-type="float" office:value="1014.70829" calcext:value-type="float">
            <text:p>1014.70829</text:p>
          </table:table-cell>
          <table:table-cell table:formula="of:=SUM([.B16:.F16])" office:value-type="float" office:value="5813.539322" calcext:value-type="float">
            <text:p>5813.53932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28.102795" calcext:value-type="float">
            <text:p>328.102795</text:p>
          </table:table-cell>
          <table:table-cell office:value-type="float" office:value="364.882331" calcext:value-type="float">
            <text:p>364.882331</text:p>
          </table:table-cell>
          <table:table-cell office:value-type="float" office:value="301.839532" calcext:value-type="float">
            <text:p>301.839532</text:p>
          </table:table-cell>
          <table:table-cell office:value-type="float" office:value="2032.376157" calcext:value-type="float">
            <text:p>2032.376157</text:p>
          </table:table-cell>
          <table:table-cell office:value-type="float" office:value="247.747421" calcext:value-type="float">
            <text:p>247.747421</text:p>
          </table:table-cell>
          <table:table-cell table:formula="of:=SUM([.B17:.F17])" office:value-type="float" office:value="3274.948236" calcext:value-type="float">
            <text:p>3274.948236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265.81222" calcext:value-type="float">
            <text:p>265.81222</text:p>
          </table:table-cell>
          <table:table-cell office:value-type="float" office:value="484.436827" calcext:value-type="float">
            <text:p>484.436827</text:p>
          </table:table-cell>
          <table:table-cell office:value-type="float" office:value="586.178072" calcext:value-type="float">
            <text:p>586.178072</text:p>
          </table:table-cell>
          <table:table-cell office:value-type="float" office:value="1733.684395" calcext:value-type="float">
            <text:p>1733.684395</text:p>
          </table:table-cell>
          <table:table-cell office:value-type="float" office:value="420.826208" calcext:value-type="float">
            <text:p>420.826208</text:p>
          </table:table-cell>
          <table:table-cell table:formula="of:=SUM([.B18:.F18])" office:value-type="float" office:value="3490.937722" calcext:value-type="float">
            <text:p>3490.937722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005.519607" calcext:value-type="float">
            <text:p>1005.519607</text:p>
          </table:table-cell>
          <table:table-cell office:value-type="float" office:value="2295.133278" calcext:value-type="float">
            <text:p>2295.133278</text:p>
          </table:table-cell>
          <table:table-cell office:value-type="float" office:value="2267.063387" calcext:value-type="float">
            <text:p>2267.063387</text:p>
          </table:table-cell>
          <table:table-cell office:value-type="float" office:value="9971.424658" calcext:value-type="float">
            <text:p>9971.424658</text:p>
          </table:table-cell>
          <table:table-cell office:value-type="float" office:value="2177.186855" calcext:value-type="float">
            <text:p>2177.186855</text:p>
          </table:table-cell>
          <table:table-cell table:formula="of:=SUM([.B19:.F19])" office:value-type="float" office:value="17716.327785" calcext:value-type="float">
            <text:p>17716.32778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275.244249" calcext:value-type="float">
            <text:p>7275.244249</text:p>
          </table:table-cell>
          <table:table-cell office:value-type="float" office:value="15019.450644" calcext:value-type="float">
            <text:p>15019.450644</text:p>
          </table:table-cell>
          <table:table-cell office:value-type="float" office:value="24513.076729" calcext:value-type="float">
            <text:p>24513.076729</text:p>
          </table:table-cell>
          <table:table-cell office:value-type="float" office:value="63641.040049" calcext:value-type="float">
            <text:p>63641.040049</text:p>
          </table:table-cell>
          <table:table-cell office:value-type="float" office:value="15617.854968" calcext:value-type="float">
            <text:p>15617.854968</text:p>
          </table:table-cell>
          <table:table-cell table:formula="of:=SUM([.B20:.F20])" office:value-type="float" office:value="126066.666639" calcext:value-type="float">
            <text:p>126066.666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00/00/00</text:date>, <text:time style:data-style-name="N2" text:time-value="21:55:45.5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2T22:23:40.260000000</dc:date>
    <meta:editing-duration>PT17M27S</meta:editing-duration>
    <meta:editing-cycles>6</meta:editing-cycles>
    <meta:document-statistic meta:table-count="5" meta:cell-count="700" meta:object-count="0"/>
  </office:meta>
</office:document-meta>
</file>